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25pt"/>
    </style:style>
    <style:style style:name="co2" style:family="table-column">
      <style:table-column-properties fo:break-before="auto" style:column-width="26.76pt"/>
    </style:style>
    <style:style style:name="co3" style:family="table-column">
      <style:table-column-properties fo:break-before="auto" style:column-width="21pt"/>
    </style:style>
    <style:style style:name="co4" style:family="table-column">
      <style:table-column-properties fo:break-before="auto" style:column-width="35.4pt"/>
    </style:style>
    <style:style style:name="co5" style:family="table-column">
      <style:table-column-properties fo:break-before="auto" style:column-width="46.91pt"/>
    </style:style>
    <style:style style:name="co6" style:family="table-column">
      <style:table-column-properties fo:break-before="auto" style:column-width="41.16pt"/>
    </style:style>
    <style:style style:name="co7" style:family="table-column">
      <style:table-column-properties fo:break-before="auto" style:column-width="70.7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ab_modern_PIC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8" table:number-columns-repeated="5" table:default-cell-style-name="Default"/>
        <table:table-row table:style-name="ro1">
          <table:table-cell table:number-columns-repeated="10"/>
          <table:table-cell table:style-name="ce1" office:value-type="string" calcext:value-type="string">
            <text:p>Число частиц</text:p>
          </table:table-cell>
          <table:table-cell table:style-name="ce3" office:value-type="string" calcext:value-type="string">
            <text:p>на ядро</text:p>
          </table:table-cell>
          <table:table-cell table:number-columns-repeated="2"/>
          <table:table-cell office:value-type="string" calcext:value-type="string">
            <text:p>W_A</text:p>
          </table:table-cell>
          <table:table-cell/>
          <table:table-cell office:value-type="string" calcext:value-type="string">
            <text:p>W_PIC</text:p>
          </table:table-cell>
        </table:table-row>
        <table:table-row table:style-name="ro1">
          <table:table-cell office:value-type="string" calcext:value-type="string">
            <text:p>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.1" calcext:value-type="float">
            <text:p>39.1</text:p>
          </table:table-cell>
          <table:table-cell office:value-type="float" office:value="0.78" calcext:value-type="float">
            <text:p>0.78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B2]*[.C2]*[.D2]*24/[.F2]/[.I2]/1024/1024/1024" office:value-type="float" office:value="1.11758708953857" calcext:value-type="float">
            <text:p>1.1175870895</text:p>
          </table:table-cell>
          <table:table-cell office:value-type="string" calcext:value-type="string">
            <text:p>Гб/сек.</text:p>
          </table:table-cell>
          <table:table-cell/>
        </table:table-row>
        <table:table-row table:style-name="ro1">
          <table:table-cell office:value-type="string" calcext:value-type="string">
            <text:p>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.49" calcext:value-type="float">
            <text:p>21.49</text:p>
          </table:table-cell>
          <table:table-cell office:value-type="float" office:value="0.42" calcext:value-type="float">
            <text:p>0.42</text:p>
          </table:table-cell>
          <table:table-cell office:value-type="float" office:value="0.0029" calcext:value-type="float">
            <text:p>0.0029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B3]*[.C3]*[.D3]*24/[.F3]/[.I3]/1024/1024/1024" office:value-type="float" office:value="1.54149943384631" calcext:value-type="float">
            <text:p>1.5414994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.37" calcext:value-type="float">
            <text:p>40.37</text:p>
          </table:table-cell>
          <table:table-cell office:value-type="float" office:value="0.8" calcext:value-type="float">
            <text:p>0.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22" calcext:value-type="float">
            <text:p>0.022</text:p>
          </table:table-cell>
          <table:table-cell office:value-type="float" office:value="80000000" calcext:value-type="float">
            <text:p>800000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B4]*[.C4]*[.D4]*24/[.F4]/[.I4]/1024/1024/1024" office:value-type="float" office:value="0.0230430327739912" calcext:value-type="float">
            <text:p>0.0230430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 office:value-type="float" office:value="0.19" calcext:value-type="float">
            <text:p>0.19</text:p>
          </table:table-cell>
          <table:table-cell office:value-type="float" office:value="0.0036" calcext:value-type="float">
            <text:p>0.0036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B5]*[.C5]*[.D5]*24/[.F5]/[.I5]/1024/1024/1024" office:value-type="float" office:value="1.24176343282064" calcext:value-type="float">
            <text:p>1.2417634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.1" calcext:value-type="float">
            <text:p>16.1</text:p>
          </table:table-cell>
          <table:table-cell office:value-type="float" office:value="0.32" calcext:value-type="float">
            <text:p>0.3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4" calcext:value-type="float">
            <text:p>0.0094</text:p>
          </table:table-cell>
          <table:table-cell office:value-type="float" office:value="80000000" calcext:value-type="float">
            <text:p>800000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B6]*[.C6]*[.D6]*24/[.F6]/[.I6]/1024/1024/1024" office:value-type="float" office:value="0.558793544769287" calcext:value-type="float">
            <text:p>0.5587935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.7" calcext:value-type="float">
            <text:p>6.7</text:p>
          </table:table-cell>
          <table:table-cell office:value-type="float" office:value="0.13" calcext:value-type="float">
            <text:p>0.13</text:p>
          </table:table-cell>
          <table:table-cell office:value-type="float" office:value="0.0026" calcext:value-type="float">
            <text:p>0.0026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B7]*[.C7]*[.D7]*24/[.F7]/[.I7]/1024/1024/1024" office:value-type="float" office:value="1.71936475313627" calcext:value-type="float">
            <text:p>1.7193647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office:value-type="float" office:value="0.0059" calcext:value-type="float">
            <text:p>0.0059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B8]*[.C8]*[.D8]*24/[.F8]/[.I8]/1024/1024/1024" office:value-type="float" office:value="0.757686162399033" calcext:value-type="float">
            <text:p>0.7576861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ГУ <text:s text:c="4"/>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14.9" calcext:value-type="float">
            <text:p>714.9</text:p>
          </table:table-cell>
          <table:table-cell office:value-type="float" office:value="14.2" calcext:value-type="float">
            <text:p>14.2</text:p>
          </table:table-cell>
          <table:table-cell office:value-type="float" office:value="6.89" calcext:value-type="float">
            <text:p>6.89</text:p>
          </table:table-cell>
          <table:table-cell office:value-type="float" office:value="0" calcext:value-type="float">
            <text:p>0</text:p>
          </table:table-cell>
          <table:table-cell table:style-name="Default" table:formula="of:=80000000*25" office:value-type="float" office:value="2000000000" calcext:value-type="float">
            <text:p>2000000000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/>
          <table:table-cell table:formula="of:=[.B9]*[.C9]*[.D9]*24/[.F9]/[.I9]/1024/1024/1024" office:value-type="float" office:value="0.0162204221993988" calcext:value-type="float">
            <text:p>0.0162204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&lt;Политехник&gt;&gt;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.8" calcext:value-type="float">
            <text:p>13.8</text:p>
          </table:table-cell>
          <table:table-cell office:value-type="float" office:value="0.27" calcext:value-type="float">
            <text:p>0.27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35" calcext:value-type="float">
            <text:p>0.0035</text:p>
          </table:table-cell>
          <table:table-cell office:value-type="float" office:value="80000000" calcext:value-type="float">
            <text:p>8000000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B10]*[.C10]*[.D10]*24/[.F10]/[.I10]/1024/1024/1024" office:value-type="float" office:value="0.323938286822775" calcext:value-type="float">
            <text:p>0.32393828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&lt;Политехник&gt;&gt;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.4" calcext:value-type="float">
            <text:p>2.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1" calcext:value-type="float">
            <text:p>0.001</text:p>
          </table:table-cell>
          <table:table-cell office:value-type="float" office:value="80000000" calcext:value-type="float">
            <text:p>8000000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B11]*[.C11]*[.D11]*24/[.F11]/[.I11]/1024/1024/1024" office:value-type="float" office:value="0.20046405193517" calcext:value-type="float">
            <text:p>0.2004640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&lt;Политехник&gt;&gt; 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70.7" calcext:value-type="float">
            <text:p>70.7</text:p>
          </table:table-cell>
          <table:table-cell office:value-type="float" office:value="1.4" calcext:value-type="float">
            <text:p>1.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6" calcext:value-type="float">
            <text:p>0.006</text:p>
          </table:table-cell>
          <table:table-cell table:style-name="Default" table:formula="of:=80000000*25" office:value-type="float" office:value="2000000000" calcext:value-type="float">
            <text:p>2000000000</text:p>
          </table:table-cell>
          <table:table-cell table:style-name="Default"/>
          <table:table-cell office:value-type="float" office:value="28" calcext:value-type="float">
            <text:p>28</text:p>
          </table:table-cell>
          <table:table-cell/>
          <table:table-cell table:formula="of:=[.B12]*[.C12]*[.D12]*24/[.F12]/[.I12]/1024/1024/1024" office:value-type="float" office:value="15.9655298505511" calcext:value-type="float">
            <text:p>15.9655298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&lt;Политехник&gt;&gt; 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.28" calcext:value-type="float">
            <text:p>1.2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29" calcext:value-type="float">
            <text:p>0.029</text:p>
          </table:table-cell>
          <table:table-cell table:style-name="Default" table:formula="of:=80000000*25" office:value-type="float" office:value="2000000000" calcext:value-type="float">
            <text:p>2000000000</text:p>
          </table:table-cell>
          <table:table-cell table:style-name="Default"/>
          <table:table-cell office:value-type="float" office:value="28" calcext:value-type="float">
            <text:p>28</text:p>
          </table:table-cell>
          <table:table-cell/>
          <table:table-cell table:formula="of:=[.B13]*[.C13]*[.D13]*24/[.F13]/[.I13]/1024/1024/1024" office:value-type="float" office:value="0.206960572136773" calcext:value-type="float">
            <text:p>0.20696057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&lt;Политехник&gt;&gt; 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70.2" calcext:value-type="float">
            <text:p>70.2</text:p>
          </table:table-cell>
          <table:table-cell office:value-type="float" office:value="1.4" calcext:value-type="float">
            <text:p>1.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09" calcext:value-type="float">
            <text:p>0.009</text:p>
          </table:table-cell>
          <table:table-cell table:style-name="Default" table:formula="of:=80000000*25" office:value-type="float" office:value="2000000000" calcext:value-type="float">
            <text:p>2000000000</text:p>
          </table:table-cell>
          <table:table-cell table:style-name="Default"/>
          <table:table-cell office:value-type="float" office:value="28" calcext:value-type="float">
            <text:p>28</text:p>
          </table:table-cell>
          <table:table-cell/>
          <table:table-cell table:formula="of:=[.B14]*[.C14]*[.D14]*24/[.F14]/[.I14]/1024/1024/1024" office:value-type="float" office:value="0.0582076609134674" calcext:value-type="float">
            <text:p>0.0582076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&lt;Ломоносов&gt;&gt;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/>
          <table:table-cell table:formula="of:=[.B15]*[.C15]*[.D15]*24/[.F15]/[.I15]/1024/1024/1024" office:value-type="float" office:value="1.49011611938477" calcext:value-type="float">
            <text:p>1.4901161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&lt;Ломоносов&gt;&gt;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5" calcext:value-type="float">
            <text:p>0.05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/>
          <table:table-cell table:formula="of:=[.B16]*[.C16]*[.D16]*24/[.F16]/[.I16]/1024/1024/1024" office:value-type="float" office:value="0.894069671630859" calcext:value-type="float">
            <text:p>0.8940696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КС-1П <text:s text:c="7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8.9" calcext:value-type="float">
            <text:p>28.9</text:p>
          </table:table-cell>
          <table:table-cell office:value-type="float" office:value="0.57" calcext:value-type="float">
            <text:p>0.57</text:p>
          </table:table-cell>
          <table:table-cell office:value-type="float" office:value="0.0075" calcext:value-type="float">
            <text:p>0.0075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style-name="Default"/>
          <table:table-cell office:value-type="float" office:value="16" calcext:value-type="float">
            <text:p>16</text:p>
          </table:table-cell>
          <table:table-cell/>
          <table:table-cell table:formula="of:=[.B17]*[.C17]*[.D17]*24/[.F17]/[.I17]/1024/1024/1024" office:value-type="float" office:value="0.596046447753906" calcext:value-type="float">
            <text:p>0.5960464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КС-1П <text:s text:c="7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5.1" calcext:value-type="float">
            <text:p>35.1</text:p>
          </table:table-cell>
          <table:table-cell office:value-type="float" office:value="0.7" calcext:value-type="float">
            <text:p>0.7</text:p>
          </table:table-cell>
          <table:table-cell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style-name="Default"/>
          <table:table-cell office:value-type="float" office:value="16" calcext:value-type="float">
            <text:p>16</text:p>
          </table:table-cell>
          <table:table-cell/>
          <table:table-cell table:formula="of:=[.B18]*[.C18]*[.D18]*24/[.F18]/[.I18]/1024/1024/1024" office:value-type="float" office:value="0.064787657364555" calcext:value-type="float">
            <text:p>0.0647876574</text:p>
          </table:table-cell>
          <table:table-cell table:number-columns-repeated="2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7:19:10.646137191</meta:creation-date>
    <dc:date>2018-09-18T18:09:32.422941728</dc:date>
    <meta:editing-duration>PT19M51S</meta:editing-duration>
    <meta:editing-cycles>2</meta:editing-cycles>
    <meta:generator>LibreOffice/5.1.6.2$Linux_X86_64 LibreOffice_project/10m0$Build-2</meta:generator>
    <meta:document-statistic meta:table-count="3" meta:cell-count="226" meta:object-count="0"/>
  </office:meta>
</office:document-meta>
</file>